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4ef" officeooo:paragraph-rsid="001e8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mucha como le van????? Grupo Dinamita :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0:49:07.087243166</meta:creation-date>
    <dc:date>2017-05-14T20:50:59.277014787</dc:date>
    <meta:editing-duration>PT1M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8" meta:character-count="46" meta:non-whitespace-character-count="39"/>
  </office:meta>
</office:document-meta>
</file>